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 fo:min-height="1.35cm" fo:min-width="2.3cm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 fo:min-height="1.072cm" fo:min-width="1.262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952cm" fo:min-width="1.764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2.3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1.072cm" fo:min-width="1.262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952cm" fo:min-width="1.764cm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0.952cm" fo:min-width="1.764cm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1.35cm" fo:min-width="2.3cm"/>
    </style:style>
    <style:style style:name="gr9" style:family="graphic" style:parent-style-name="standard">
      <style:graphic-properties draw:fill-color="#ffbf00" draw:textarea-horizontal-align="justify" draw:textarea-vertical-align="middle" draw:auto-grow-height="false" fo:min-height="0.952cm" fo:min-width="1.764cm"/>
    </style:style>
    <style:style style:name="gr10" style:family="graphic" style:parent-style-name="standard">
      <style:graphic-properties draw:fill-color="#800080" draw:textarea-horizontal-align="justify" draw:textarea-vertical-align="middle" draw:auto-grow-height="false" fo:min-height="1.35cm" fo:min-width="2.3cm"/>
    </style:style>
    <style:style style:name="gr11" style:family="graphic" style:parent-style-name="standard">
      <style:graphic-properties draw:fill-color="#800080" draw:textarea-horizontal-align="justify" draw:textarea-vertical-align="middle" draw:auto-grow-height="false" fo:min-height="0.952cm" fo:min-width="1.764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7.05cm" fo:min-width="20.5cm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 fo:min-height="1.45cm" fo:min-width="2.7cm"/>
    </style:style>
    <style:style style:name="gr14" style:family="graphic" style:parent-style-name="standard">
      <style:graphic-properties draw:fill-color="#ffbf00" draw:textarea-horizontal-align="justify" draw:textarea-vertical-align="middle" draw:auto-grow-height="false" fo:min-height="1.45cm" fo:min-width="2.7cm"/>
    </style:style>
    <style:style style:name="gr15" style:family="graphic" style:parent-style-name="objectwithoutfill">
      <style:graphic-properties svg:stroke-color="#000000" draw:marker-end="Arrow" draw:marker-end-width="0.3cm" draw:fill="solid" draw:fill-color="#eeeeee" draw:textarea-vertical-align="middle"/>
    </style:style>
    <style:style style:name="gr16" style:family="graphic" style:parent-style-name="objectwithoutfill">
      <style:graphic-properties svg:stroke-color="#000000" draw:fill="solid" draw:fill-color="#eeeee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bf00"/>
      <style:paragraph-properties fo:text-align="center"/>
    </style:style>
    <style:style style:name="P6" style:family="paragraph">
      <loext:graphic-properties draw:fill-color="#800080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="solid"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8cm" svg:height="1.6cm" svg:x="1.5cm" svg:y="1.7cm">
          <text:p text:style-name="P1">MAIL 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2.1cm" svg:x="1.9cm" svg:y="4.3cm">
          <text:p text:style-name="P1">MAIL 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8cm" svg:height="2.1cm" svg:x="5.6cm" svg:y="4.4cm">
          <text:p text:style-name="P1">MAIL 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3.2cm" svg:height="1.7cm" svg:x="6.5cm" svg:y="1.9cm">
          <text:p text:style-name="P1">MAIL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1.7cm" svg:x="12.4cm" svg:y="2.1cm">
          <text:p text:style-name="P1">MAIL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1.7cm" svg:x="9.4cm" svg:y="4cm">
          <text:p text:style-name="P1">MAIL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1.7cm" svg:x="12.8cm" svg:y="5.1cm">
          <text:p text:style-name="P1">MAIL 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1.7cm" svg:x="15.8cm" svg:y="2.8cm">
          <text:p text:style-name="P1">MAIL 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1.7cm" svg:x="16.6cm" svg:y="5cm">
          <text:p text:style-name="P1">MAIL 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8cm" svg:height="1.6cm" svg:x="1.4cm" svg:y="7.6cm">
          <text:p text:style-name="P1">DRAB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8cm" svg:height="2.1cm" svg:x="5.1cm" svg:y="7.2cm">
          <text:p text:style-name="P1">DRAB 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2.8cm" svg:height="1.6cm" svg:x="8.7cm" svg:y="7.3cm">
          <text:p text:style-name="P1">DRAB 5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8cm" svg:height="2.1cm" svg:x="13.3cm" svg:y="7cm">
          <text:p text:style-name="P1">DRAB 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3" draw:layer="layout" svg:width="3.2cm" svg:height="1.7cm" svg:x="3.8cm" svg:y="10cm">
          <text:p text:style-name="P1">DRAB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2cm" svg:height="1.7cm" svg:x="8.7cm" svg:y="9.8cm">
          <text:p text:style-name="P1">DRAB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2cm" svg:height="1.7cm" svg:x="13.4cm" svg:y="9.9cm">
          <text:p text:style-name="P1">DRAB 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2cm" svg:height="1.7cm" svg:x="16.3cm" svg:y="8.2cm">
          <text:p text:style-name="P1">DRAB 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2cm" svg:height="1.7cm" svg:x="1.4cm" svg:y="12cm">
          <text:p text:style-name="P1">EXP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8cm" svg:height="1.6cm" svg:x="6.3cm" svg:y="12.2cm">
          <text:p text:style-name="P1">EXPE 4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8cm" svg:height="1.6cm" svg:x="9.9cm" svg:y="12.1cm">
          <text:p text:style-name="P1">EXPE 5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8cm" svg:height="1.6cm" svg:x="6.4cm" svg:y="14cm">
          <text:p text:style-name="P1">EXPE 6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8cm" svg:height="1.6cm" svg:x="10cm" svg:y="14cm">
          <text:p text:style-name="P1">EXPE 8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8cm" svg:height="1.6cm" svg:x="13.1cm" svg:y="12.1cm">
          <text:p text:style-name="P1">EXPE 10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1.7cm" svg:x="1.4cm" svg:y="13.9cm">
          <text:p text:style-name="P1">EXP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2cm" svg:height="1.7cm" svg:x="1.5cm" svg:y="15.8cm">
          <text:p text:style-name="P1">EXP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2cm" svg:height="1.7cm" svg:x="13.6cm" svg:y="14.2cm">
          <text:p text:style-name="P1">EXPE 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2cm" svg:height="1.7cm" svg:x="16.4cm" svg:y="12.7cm">
          <text:p text:style-name="P1">EXPE 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2cm" svg:height="1.7cm" svg:x="1.7cm" svg:y="18.4cm">
          <text:p text:style-name="P1">EMPR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2cm" svg:height="1.7cm" svg:x="5.9cm" svg:y="18.4cm">
          <text:p text:style-name="P1">EMPR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2cm" svg:height="1.7cm" svg:x="9.9cm" svg:y="18.6cm">
          <text:p text:style-name="P1">EMPR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2cm" svg:height="1.7cm" svg:x="13.8cm" svg:y="18.6cm">
          <text:p text:style-name="P1">EMPR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8cm" svg:height="1.6cm" svg:x="1.5cm" svg:y="21.7cm">
          <text:p text:style-name="P1">PERD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3.2cm" svg:height="1.7cm" svg:x="4.6cm" svg:y="21.5cm">
          <text:p text:style-name="P1">PERD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8cm" svg:height="1.6cm" svg:x="8cm" svg:y="21.6cm">
          <text:p text:style-name="P1">PERD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3.2cm" svg:height="1.7cm" svg:x="1.4cm" svg:y="23.7cm">
          <text:p text:style-name="P1">PER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2cm" svg:height="1.7cm" svg:x="4.7cm" svg:y="23.6cm">
          <text:p text:style-name="P1">PER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2cm" svg:height="1.7cm" svg:x="8.1cm" svg:y="23.6cm">
          <text:p text:style-name="P1">PER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2cm" svg:height="1.7cm" svg:x="1.5cm" svg:y="25.7cm">
          <text:p text:style-name="P1">PER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2cm" svg:height="1.7cm" svg:x="5.6cm" svg:y="25.6cm">
          <text:p text:style-name="P1">PERG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2cm" svg:height="1.7cm" svg:x="9.5cm" svg:y="25.6cm">
          <text:p text:style-name="P1">PERG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2cm" svg:height="1.7cm" svg:x="14.1cm" svg:y="25.4cm">
          <text:p text:style-name="P1">PERG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Standard">
        <draw:custom-shape draw:style-name="gr12" draw:text-style-name="P7" draw:layer="layout" svg:width="21cm" svg:height="7.3cm" svg:x="0cm" svg:y="29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1cm" svg:height="7.3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1cm" svg:height="7.3cm" svg:x="0cm" svg:y="14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1cm" svg:height="7.3cm" svg:x="0cm" svg:y="7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21cm" svg:height="7.3cm" svg:x="0cm" svg:y="2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8cm" svg:height="1.6cm" svg:x="6.8cm" svg:y="12.1cm">
          <text:p text:style-name="P1">MAIL 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2.1cm" svg:x="7.5cm" svg:y="19cm">
          <text:p text:style-name="P1">MAIL 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3.2cm" svg:height="1.7cm" svg:x="6.6cm" svg:y="3.5cm">
          <text:p text:style-name="P1">MAIL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1.7cm" svg:x="6.5cm" svg:y="6.2cm">
          <text:p text:style-name="P1">MAIL 2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3" draw:text-style-name="P2" draw:layer="layout" svg:width="3.2cm" svg:height="1.7cm" svg:x="6.5cm" svg:y="8.7cm">
          <text:p text:style-name="P1">MAIL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1.7cm" svg:x="8cm" svg:y="24.1cm">
          <text:p text:style-name="P1">MAIL 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8cm" svg:height="1.6cm" svg:x="12.3cm" svg:y="2.7cm">
          <text:p text:style-name="P1">DRAB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2.8cm" svg:height="2.1cm" svg:x="14.1cm" svg:y="4.8cm">
          <text:p text:style-name="P1">DRAB 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2.8cm" svg:height="1.6cm" svg:x="13.2cm" svg:y="8.5cm">
          <text:p text:style-name="P1">DRAB 5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3.2cm" svg:height="1.7cm" svg:x="15.4cm" svg:y="2.7cm">
          <text:p text:style-name="P1">DRAB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2cm" svg:height="1.7cm" svg:x="12.9cm" svg:y="13.8cm">
          <text:p text:style-name="P1">DRAB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2cm" svg:height="1.7cm" svg:x="13.6cm" svg:y="23cm">
          <text:p text:style-name="P1">DRAB 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2cm" svg:height="1.7cm" svg:x="13.6cm" svg:y="26.6cm">
          <text:p text:style-name="P1">DRAB 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2cm" svg:height="1.7cm" svg:x="3.2cm" svg:y="2.8cm">
          <text:p text:style-name="P1">EXP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2.8cm" svg:height="1.6cm" svg:x="3.4cm" svg:y="5.1cm">
          <text:p text:style-name="P1">EXPE 4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8cm" svg:height="1.6cm" svg:x="9.9cm" svg:y="10cm">
          <text:p text:style-name="P1">EXPE 5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8cm" svg:height="1.6cm" svg:x="17.8cm" svg:y="14cm">
          <text:p text:style-name="P1">EXPE 6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8cm" svg:height="1.6cm" svg:x="10cm" svg:y="15.2cm">
          <text:p text:style-name="P1">EXPE 8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8cm" svg:height="1.6cm" svg:x="18cm" svg:y="26.4cm">
          <text:p text:style-name="P1">EXPE 10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2cm" svg:height="1.7cm" svg:x="9.6cm" svg:y="7.7cm">
          <text:p text:style-name="P1">EXP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2cm" svg:height="1.7cm" svg:x="13.6cm" svg:y="16.7cm">
          <text:p text:style-name="P1">EXP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2cm" svg:height="1.7cm" svg:x="9.8cm" svg:y="12.1cm">
          <text:p text:style-name="P1">EXPE 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2cm" svg:height="1.7cm" svg:x="17.7cm" svg:y="23.9cm">
          <text:p text:style-name="P1">EXPE 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3.2cm" svg:height="1.7cm" svg:x="10.8cm" svg:y="5.2cm">
          <text:p text:style-name="P1">EMPR 1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9" draw:text-style-name="P5" draw:layer="layout" svg:width="3.2cm" svg:height="1.7cm" svg:x="9.9cm" svg:y="17.4cm">
          <text:p text:style-name="P1">EMPR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2cm" svg:height="1.7cm" svg:x="3.7cm" svg:y="10cm">
          <text:p text:style-name="P1">EMPR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3.2cm" svg:height="1.7cm" svg:x="0.4cm" svg:y="10cm">
          <text:p text:style-name="P1">EMPR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8cm" svg:height="1.6cm" svg:x="0.5cm" svg:y="12.8cm">
          <text:p text:style-name="P1">PERD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3.2cm" svg:height="1.7cm" svg:x="0.7cm" svg:y="17.6cm">
          <text:p text:style-name="P1">PERD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2.8cm" svg:height="1.6cm" svg:x="0.7cm" svg:y="22.4cm">
          <text:p text:style-name="P1">PERD 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3.2cm" svg:height="1.7cm" svg:x="17.4cm" svg:y="17.5cm">
          <text:p text:style-name="P1">PERE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2cm" svg:height="1.7cm" svg:x="17.4cm" svg:y="20.8cm">
          <text:p text:style-name="P1">PERE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2cm" svg:height="1.7cm" svg:x="10.6cm" svg:y="21cm">
          <text:p text:style-name="P1">PERE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2cm" svg:height="1.7cm" svg:x="17.2cm" svg:y="10.5cm">
          <text:p text:style-name="P1">PER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2cm" svg:height="1.7cm" svg:x="3.4cm" svg:y="12.8cm">
          <text:p text:style-name="P1">PERG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2cm" svg:height="1.7cm" svg:x="4.5cm" svg:y="17.5cm">
          <text:p text:style-name="P1">PERG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3.2cm" svg:height="1.7cm" svg:x="4.8cm" svg:y="22.9cm">
          <text:p text:style-name="P1">PERG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1.9cm" svg:y1="14.1cm" svg:x2="2cm" svg:y2="17.7cm">
          <text:p/>
        </draw:line>
        <draw:line draw:style-name="gr15" draw:text-style-name="P8" draw:layer="layout" svg:x1="2.2cm" svg:y1="19cm" svg:x2="2.2cm" svg:y2="22.7cm">
          <text:p/>
        </draw:line>
        <draw:line draw:style-name="gr15" draw:text-style-name="P8" draw:layer="layout" svg:x1="18.9cm" svg:y1="15.6cm" svg:x2="19.1cm" svg:y2="17.6cm">
          <text:p/>
        </draw:line>
        <draw:line draw:style-name="gr15" draw:text-style-name="P8" draw:layer="layout" svg:x1="19cm" svg:y1="19.1cm" svg:x2="19cm" svg:y2="20.9cm">
          <text:p/>
        </draw:line>
        <draw:line draw:style-name="gr15" draw:text-style-name="P8" draw:layer="layout" svg:x1="6.2cm" svg:y1="19cm" svg:x2="6.2cm" svg:y2="23.1cm">
          <text:p/>
        </draw:line>
        <draw:line draw:style-name="gr15" draw:text-style-name="P8" draw:layer="layout" svg:x1="5.6cm" svg:y1="14.3cm" svg:x2="6.1cm" svg:y2="17.7cm">
          <text:p/>
        </draw:line>
        <draw:line draw:style-name="gr15" draw:text-style-name="P8" draw:layer="layout" svg:x1="11.4cm" svg:y1="13.7cm" svg:x2="11.4cm" svg:y2="15.3cm">
          <text:p/>
        </draw:line>
        <draw:line draw:style-name="gr16" draw:text-style-name="P8" draw:layer="layout" svg:x1="14.9cm" svg:y1="3.6cm" svg:x2="15.6cm" svg:y2="3.6cm">
          <text:p/>
        </draw:line>
        <draw:line draw:style-name="gr15" draw:text-style-name="P8" draw:layer="layout" svg:x1="15.3cm" svg:y1="3.6cm" svg:x2="15.4cm" svg:y2="5cm">
          <text:p/>
        </draw:line>
        <draw:line draw:style-name="gr15" draw:text-style-name="P8" draw:layer="layout" svg:x1="15.4cm" svg:y1="6.9cm" svg:x2="14.8cm" svg:y2="8.7cm">
          <text:p/>
        </draw:line>
        <draw:line draw:style-name="gr15" draw:text-style-name="P8" draw:layer="layout" svg:x1="14.6cm" svg:y1="9.9cm" svg:x2="14.6cm" svg:y2="14.1cm">
          <text:p/>
        </draw:line>
        <draw:line draw:style-name="gr15" draw:text-style-name="P8" draw:layer="layout" svg:x1="15.2cm" svg:y1="24.5cm" svg:x2="15.2cm" svg:y2="27.1cm">
          <text:p/>
        </draw:line>
        <draw:line draw:style-name="gr15" draw:text-style-name="P8" draw:layer="layout" svg:x1="8.2cm" svg:y1="5.1cm" svg:x2="8.1cm" svg:y2="6.5cm">
          <text:p/>
        </draw:line>
        <draw:line draw:style-name="gr15" draw:text-style-name="P8" draw:layer="layout" svg:x1="8.1cm" svg:y1="7.7cm" svg:x2="8.1cm" svg:y2="8.9cm">
          <text:p/>
        </draw:line>
        <draw:line draw:style-name="gr15" draw:text-style-name="P8" draw:layer="layout" svg:x1="8.1cm" svg:y1="13.5cm" svg:x2="8.9cm" svg:y2="19.2cm">
          <text:p/>
        </draw:line>
        <draw:line draw:style-name="gr15" draw:text-style-name="P8" draw:layer="layout" svg:x1="8.1cm" svg:y1="10.2cm" svg:x2="8cm" svg:y2="12.2cm">
          <text:p/>
        </draw:line>
        <draw:line draw:style-name="gr15" draw:text-style-name="P8" draw:layer="layout" svg:x1="9.1cm" svg:y1="20.7cm" svg:x2="9.7cm" svg:y2="24.5cm">
          <text:p/>
        </draw:line>
        <draw:line draw:style-name="gr15" draw:text-style-name="P8" draw:layer="layout" svg:x1="15.3cm" svg:y1="28.2cm" svg:x2="15.1cm" svg:y2="31.2cm">
          <text:p/>
        </draw:line>
        <draw:line draw:style-name="gr15" draw:text-style-name="P8" draw:layer="layout" svg:x1="9.4cm" svg:y1="25.5cm" svg:x2="6.5cm" svg:y2="30cm">
          <text:p/>
        </draw:line>
        <draw:line draw:style-name="gr15" draw:text-style-name="P8" draw:layer="layout" svg:x1="9.8cm" svg:y1="25.5cm" svg:x2="11.7cm" svg:y2="30cm">
          <text:p/>
        </draw:line>
        <draw:custom-shape draw:style-name="gr5" draw:text-style-name="P3" draw:layer="layout" svg:width="2.8cm" svg:height="2.1cm" svg:x="14cm" svg:y="30.8cm">
          <text:p text:style-name="P1">DRAB 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8cm" svg:height="2.1cm" svg:x="8.7cm" svg:y="37.4cm">
          <text:p text:style-name="P1">MAIL 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3.2cm" svg:height="1.7cm" svg:x="10.1cm" svg:y="29.4cm">
          <text:p text:style-name="P1">MAIL 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2cm" svg:height="1.7cm" svg:x="4.8cm" svg:y="29.8cm">
          <text:p text:style-name="P1">MAIL 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8" draw:layer="layout" svg:x1="9.2cm" svg:y1="30.5cm" svg:x2="9.8cm" svg:y2="37.7cm">
          <text:p/>
        </draw:line>
        <draw:line draw:style-name="gr16" draw:text-style-name="P8" draw:layer="layout" svg:x1="7.8cm" svg:y1="30.6cm" svg:x2="10.4cm" svg:y2="30.4cm">
          <text:p/>
        </draw:line>
      </draw:page>
      <draw:page draw:name="page3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7T18:40:57.544000000</meta:creation-date>
    <dc:date>2021-11-07T19:35:54.571000000</dc:date>
    <meta:editing-duration>PT2M38S</meta:editing-duration>
    <meta:editing-cycles>1</meta:editing-cycles>
    <meta:document-statistic meta:object-count="109"/>
    <meta:generator>LibreOffice/6.2.6.2$Windows_X86_64 LibreOffice_project/684e730861356e74889dfe6dbddd3562aae2e6ad</meta:generator>
  </office:meta>
</office:document-meta>
</file>